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688in" table:align="right"/>
    </style:style>
    <style:style style:name="Table5.A" style:family="table-column">
      <style:table-column-properties style:column-width="5.56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loext:contextual-spacing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>
        <style:tab-stops>
          <style:tab-stop style:position="3.3311in"/>
        </style:tab-stops>
      </style:paragraph-properties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13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{kepada}</text:p>
            <text:p text:style-name="P2">(INSTANSI YANG BERWENANG <text:s/></text:p>
            <text:p text:style-name="P2">MELAKUKAN PEMERIKSAAN).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Permohonan izin untuk melelang benda sitaan/barang bukti berdasarkan pasal 45 KUHAP.</text:p>
            <text:p text:style-name="Table_20_Contents">{barbuk}</text:p>
          </table:table-cell>
          <table:table-cell table:style-name="Table2.A1" office:value-type="string">
            <text:p text:style-name="P2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 text:c="12"/>Sehubungan dengan penyidikan/penuntutan *) dalam perkara atas nama tersangka/terdakwa {nama_tersangka} yang disangka/didakwa *) telah melakukan perbuatan pidana {tindakan_pidana} sebagaimana diatur dan diancam dengan pidana dalam pasal {pasal_pidana} dimana perkaranya dalam waktu dekat akan dilimpahkan/sudah dilimpahkan ke Pengadilan Negeri/Ekonomi di {lokasi_pengadilan} dengan ini dengan hormat kami mengajukan permohonan agar terhadap benda sitaan / barang bukti dalam perkara tersebut (sebagaimana tersebut dalam daftar lampiran) dapat dilelang berdasarkan pasal 45 KUHAP, mengingat :</text:p>
            <text:p text:style-name="P6">1. Barang-barang tersebut ternyata :</text:p>
            <text:p text:style-name="P6"><text:s text:c="3"/><text:span text:style-name="T1">[!-- BEGIN kondisibarbuk --] </text:span></text:p>
            <text:p text:style-name="P1">{urutan_barbuk}. {kondisi_barbuk}</text:p>
            <text:p text:style-name="P5">[!-- END kondisibarbuk --]</text:p>
            <text:p text:style-name="P6">2. Surat Pernyataan dari tersangka / terdakwa / kuasanya yang menyatakan persetujuan / <text:s/>tidak setuju atas pelelangan terhadap benda sitaan / barang bukti dimaksud dan/hasil penelitian benda sitaan/barang bukti (copy terlampir)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Demikianlah untuk dimaklumi dan atas kerjasama yang baik kami ucapkan terima kasih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jaksaan}</text:p>
            <text:p text:style-name="P3">SELAKU PENUNTUT UMUM</text:p>
            <text:p text:style-name="P3"/>
            <text:p text:style-name="P3"/>
            <text:p text:style-name="P3"/>
            <text:p text:style-name="P3"/>
            <text:p text:style-name="P3"/>
            <text:p text:style-name="P4"><text:bookmark-start text:name="__DdeLink__3149_1851845632"/>{nama_penandatangan}</text:p>
            <text:p text:style-name="P3">{pangkat}NIP.{nip_penandatangan}<text:bookmark-end text:name="__DdeLink__3149_1851845632"/></text:p>
          </table:table-cell>
        </table:table-row>
      </table:table>
      <text:p text:style-name="P1"/>
      <text:p text:style-name="P1"/>
      <text:p text:style-name="P1"><text:soft-page-break/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0:45.74</dc:date>
    <meta:editing-duration>PT2H48M39S</meta:editing-duration>
    <meta:editing-cycles>17</meta:editing-cycles>
    <meta:generator>OpenOffice/4.1.1$Win32 OpenOffice.org_project/411m6$Build-9775</meta:generator>
    <meta:document-statistic meta:table-count="6" meta:image-count="0" meta:object-count="0" meta:page-count="2" meta:paragraph-count="36" meta:word-count="185" meta:character-count="1452"/>
    <dc:creator>hadi wibowo</dc:creator>
  </office:meta>
</office:document-meta>
</file>